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d8c37" officeooo:paragraph-rsid="001d8c37"/>
    </style:style>
    <style:style style:name="P2" style:family="paragraph" style:parent-style-name="Standard">
      <style:text-properties officeooo:rsid="001e375b" officeooo:paragraph-rsid="001e375b"/>
    </style:style>
    <style:style style:name="P3" style:family="paragraph" style:parent-style-name="Standard">
      <style:text-properties officeooo:rsid="001e375b" officeooo:paragraph-rsid="0031dcaf"/>
    </style:style>
    <style:style style:name="P4" style:family="paragraph" style:parent-style-name="Standard">
      <style:text-properties officeooo:rsid="001e375b" officeooo:paragraph-rsid="00344166"/>
    </style:style>
    <style:style style:name="P5" style:family="paragraph" style:parent-style-name="Standard">
      <style:text-properties officeooo:rsid="001ee309" officeooo:paragraph-rsid="001ee309"/>
    </style:style>
    <style:style style:name="P6" style:family="paragraph" style:parent-style-name="Standard">
      <style:text-properties fo:font-weight="bold" officeooo:rsid="001e375b" officeooo:paragraph-rsid="001e375b" style:font-weight-asian="bold" style:font-weight-complex="bold"/>
    </style:style>
    <style:style style:name="P7" style:family="paragraph" style:parent-style-name="Standard">
      <style:text-properties officeooo:rsid="004849f8" officeooo:paragraph-rsid="004849f8"/>
    </style:style>
    <style:style style:name="P8" style:family="paragraph" style:parent-style-name="Standard" style:list-style-name="L1">
      <style:text-properties officeooo:rsid="004849f8" officeooo:paragraph-rsid="004849f8"/>
    </style:style>
    <style:style style:name="P9" style:family="paragraph" style:parent-style-name="Standard">
      <style:paragraph-properties style:writing-mode="lr-tb"/>
      <style:text-properties officeooo:rsid="001e375b" officeooo:paragraph-rsid="001e375b"/>
    </style:style>
    <style:style style:name="P10" style:family="paragraph" style:parent-style-name="Standard" style:list-style-name="L1">
      <style:paragraph-properties fo:break-before="page"/>
      <style:text-properties fo:font-weight="bold" officeooo:rsid="004849f8" officeooo:paragraph-rsid="004849f8" style:font-weight-asian="bold" style:font-weight-complex="bold"/>
    </style:style>
    <style:style style:name="T1" style:family="text">
      <style:text-properties officeooo:rsid="001e375b"/>
    </style:style>
    <style:style style:name="T2" style:family="text">
      <style:text-properties officeooo:rsid="001ee309"/>
    </style:style>
    <style:style style:name="T3" style:family="text">
      <style:text-properties fo:font-style="italic" officeooo:rsid="001ee309" style:font-style-asian="italic" style:font-style-complex="italic"/>
    </style:style>
    <style:style style:name="T4" style:family="text">
      <style:text-properties fo:font-style="italic" officeooo:rsid="00328510" style:font-style-asian="italic" style:font-style-complex="italic"/>
    </style:style>
    <style:style style:name="T5" style:family="text">
      <style:text-properties fo:font-style="italic" officeooo:rsid="00529cab" style:font-style-asian="italic" style:font-style-complex="italic"/>
    </style:style>
    <style:style style:name="T6" style:family="text">
      <style:text-properties fo:font-style="italic" officeooo:rsid="005786a5" style:font-style-asian="italic" style:font-style-complex="italic"/>
    </style:style>
    <style:style style:name="T7" style:family="text">
      <style:text-properties officeooo:rsid="0028c5e4"/>
    </style:style>
    <style:style style:name="T8" style:family="text">
      <style:text-properties officeooo:rsid="002e7f60"/>
    </style:style>
    <style:style style:name="T9" style:family="text">
      <style:text-properties officeooo:rsid="0031dcaf"/>
    </style:style>
    <style:style style:name="T10" style:family="text">
      <style:text-properties fo:font-style="normal" officeooo:rsid="00328510" style:font-style-asian="normal" style:font-style-complex="normal"/>
    </style:style>
    <style:style style:name="T11" style:family="text">
      <style:text-properties fo:font-style="normal" officeooo:rsid="00529cab" style:font-style-asian="normal" style:font-style-complex="normal"/>
    </style:style>
    <style:style style:name="T12" style:family="text">
      <style:text-properties fo:font-style="normal" officeooo:rsid="00542bbc" style:font-style-asian="normal" style:font-style-complex="normal"/>
    </style:style>
    <style:style style:name="T13" style:family="text">
      <style:text-properties fo:font-style="normal" officeooo:rsid="00547788" style:font-style-asian="normal" style:font-style-complex="normal"/>
    </style:style>
    <style:style style:name="T14" style:family="text">
      <style:text-properties fo:font-style="normal" officeooo:rsid="005477e5" style:font-style-asian="normal" style:font-style-complex="normal"/>
    </style:style>
    <style:style style:name="T15" style:family="text">
      <style:text-properties fo:font-style="normal" officeooo:rsid="00565a3b" style:font-style-asian="normal" style:font-style-complex="normal"/>
    </style:style>
    <style:style style:name="T16" style:family="text">
      <style:text-properties fo:font-style="normal" officeooo:rsid="005786a5" style:font-style-asian="normal" style:font-style-complex="normal"/>
    </style:style>
    <style:style style:name="T17" style:family="text">
      <style:text-properties officeooo:rsid="00344166"/>
    </style:style>
    <style:style style:name="T18" style:family="text">
      <style:text-properties officeooo:rsid="003517b3"/>
    </style:style>
    <style:style style:name="T19" style:family="text">
      <style:text-properties officeooo:rsid="0035e10b"/>
    </style:style>
    <style:style style:name="T20" style:family="text">
      <style:text-properties officeooo:rsid="0037a237"/>
    </style:style>
    <style:style style:name="T21" style:family="text">
      <style:text-properties fo:font-weight="bold" style:font-weight-asian="bold" style:font-weight-complex="bold"/>
    </style:style>
    <style:style style:name="T22" style:family="text">
      <style:text-properties fo:font-weight="bold" officeooo:rsid="002b964d" style:font-weight-asian="bold" style:font-weight-complex="bold"/>
    </style:style>
    <style:style style:name="T23" style:family="text">
      <style:text-properties officeooo:rsid="00393bea"/>
    </style:style>
    <style:style style:name="T24" style:family="text">
      <style:text-properties officeooo:rsid="003dbd97"/>
    </style:style>
    <style:style style:name="T25" style:family="text">
      <style:text-properties officeooo:rsid="003fa009"/>
    </style:style>
    <style:style style:name="T26" style:family="text">
      <style:text-properties officeooo:rsid="004c15be"/>
    </style:style>
    <style:style style:name="T27" style:family="text">
      <style:text-properties officeooo:rsid="004f6a9d"/>
    </style:style>
    <style:style style:name="T28" style:family="text">
      <style:text-properties officeooo:rsid="005786a5"/>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1">Case Name:</text:span> Obergefell v. Hodges</text:p>
      <text:p text:style-name="P1"><text:span text:style-name="T21">Case Number:</text:span> <text:span text:style-name="T1">14-556</text:span></text:p>
      <text:p text:style-name="P2"><text:span text:style-name="T21">Name:</text:span> Danne</text:p>
      <text:p text:style-name="P6">Facts of the case:</text:p>
      <text:p text:style-name="P2"><text:tab/><text:span text:style-name="T2">Obergefell came from six district-court lawsuits, </text:span><text:span text:style-name="T3">DeBoer v. Snyder, Obergefell v. Kasich, Henry v. Wymyslo, Bourke v. Beshear, Love v. Beshea</text:span><text:span text:style-name="T2">r, and </text:span><text:span text:style-name="T3">Tanco v. Haslam</text:span><text:span text:style-name="T2">. Each district case involved some form on denying marriage rights to same-sex couples. The trial courts all found in favor of the couples, but the Sixth Circuit Court of Appeals reversed the decisions.</text:span></text:p>
      <text:p text:style-name="P6">Law in question:</text:p>
      <text:p text:style-name="P2"><text:tab/><text:span text:style-name="T7">Various state-level laws restricting the marriage rights of same-sex couples, as well as the refusal of many states to recognize the marriages and adoptions of same-sex couples.</text:span></text:p>
      <text:p text:style-name="P6">Legal question:</text:p>
      <text:p text:style-name="P4"><text:tab/><text:span text:style-name="T17">Is banning same-sex marriages a violation of the Due Process and Equal Protection clauses of the Fourteenth Amendment; is refusing to recognize same-sex marriages from out of state a violation of the Due Process and Equal Protection clauses of the Fourteenth Amendment and the Full Faith and Credit clause of the Constitution; and does refusing to recognize the adoptions of same-sex couples made out of state violate of the Due Process and Equal Protection clauses of the Fourteenth Amendment and the Full Faith and Credit clause of the Constitution as well as restrict a citizen’s right to interstate travel.</text:span></text:p>
      <text:p text:style-name="P6">Arguments:</text:p>
      <text:p text:style-name="P9"><text:tab/><text:span text:style-name="T22">Petitioner:</text:span></text:p>
      <text:p text:style-name="P9"><text:tab/><text:tab/><text:span text:style-name="T24">The petitioners argued that the States’ laws had made same-sex couples an inherently lower class by denying them basic rights, and that not recognizing same-sex marriages from other States undermined a same-sex couple’s stability.</text:span></text:p>
      <text:p text:style-name="P2"><text:tab/><text:span text:style-name="T22">Respondent:</text:span></text:p>
      <text:p text:style-name="P2"><text:tab/><text:tab/><text:span text:style-name="T25">The respondents argued that marriage was traditionally between a female and a male, and that recognizing same-sex couples would be the end of the American family.</text:span></text:p>
      <text:p text:style-name="P6">Opinion of the court:</text:p>
      <text:p text:style-name="P2"><text:tab/><text:span text:style-name="T24">The Fourteenth Amendment states that States may not ban or refuse to recognize same-sex marriages.</text:span></text:p>
      <text:p text:style-name="P3"><text:span text:style-name="T21">Majority opinion:</text:span> Kennedy, joined by Ginsburg, Breyer, Sotomayor, Kagan</text:p>
      <text:p text:style-name="P2"><text:tab/><text:span text:style-name="T8">The majority held that bans on same-sex marriage were violations of the Equal Protection and Due Process clauses. Precedent set by cases such as </text:span><text:span text:style-name="T4">Loving v. Virginia</text:span><text:span text:style-name="T10"> dictates that citizens have the fundamental right to marry.</text:span></text:p>
      <text:p text:style-name="P2"><text:span text:style-name="T21">Concurring opinion:</text:span> <text:span text:style-name="T9">N/A</text:span></text:p>
      <text:p text:style-name="P2"><text:span text:style-name="T21">Dissenting opinion:</text:span> Roberts, joined by Scalia, Thomas</text:p>
      <text:p text:style-name="P2"><text:tab/><text:span text:style-name="T18">Roberts claimed that marriage could only exist between a man and a woman, and warned that the precedent set could be a slippery slope.</text:span></text:p>
      <text:p text:style-name="P2"><text:span text:style-name="T21">Dissenting opinion:</text:span> Scalia, joined by Thomas</text:p>
      <text:p text:style-name="P2"><text:tab/><text:span text:style-name="T18">Scalia claimed that the decision had sidestepped democracy by deciding the issue nationwide.</text:span></text:p>
      <text:p text:style-name="P2"><text:span text:style-name="T21">Dissenting opinion:</text:span> Thomas, joined by Scalia</text:p>
      <text:p text:style-name="P2"><text:tab/><text:span text:style-name="T19">Thomas rejected the notion of substantive due process, claimed that the decision was a violation of religious liberty, and claimed that marriage does not confer any benefit to the couple, rendering the decision pointless.</text:span></text:p>
      <text:p text:style-name="P2"><text:span text:style-name="T21">Dissenting opinion:</text:span> Alito, joined by Scalia, Thomas</text:p>
      <text:p text:style-name="P2"><text:tab/><text:span text:style-name="T20">Alito claimed that due process only protects rights which are deeply rooted in American history.</text:span></text:p>
      <text:p text:style-name="P5"><text:span text:style-name="T21">Decision:</text:span> 5-4 Obergefell</text:p>
      <text:p text:style-name="P5"><text:span text:style-name="T21">Impact of the decision:</text:span> <text:span text:style-name="T23">Same-sex couples in the States would be given the same rights as couples of opposite sexes.</text:span></text:p>
      <text:list xml:id="list3795940925" text:style-name="L1">
        <text:list-item>
          <text:p text:style-name="P10">What was the immediate response to the Court’s decision? How did people react? Were there any groups or people angry or please<text:span text:style-name="T26">d</text:span> with the decision?</text:p>
        </text:list-item>
      </text:list>
      <text:p text:style-name="P7"><text:tab/><text:span text:style-name="T27">LGBT+ rights groups were extremely pleased with the decision, homophobes less so. Then-President Barack Obama called the decision a victory for America, and several corporations modified their logos to include the rainbow flag. </text:span><text:span text:style-name="T5">The Advocate</text:span><text:span text:style-name="T11">, a </text:span><text:span text:style-name="T12">widely-read</text:span><text:span text:style-name="T11"> magazine focusing </text:span><text:span text:style-name="T12">largely </text:span><text:span text:style-name="T11">on LGBT+ issues, named the Justices as their People of the Year. </text:span><text:span text:style-name="T12">Several officials immediately came out as being against the decision, among them was then-Presidential-candidate Mike Huckabee. </text:span><text:span text:style-name="T13">Some county clerks refused to issue marriage licenses to </text:span><text:span text:style-name="T14">gay couples, most infamous among them Kim Davis. Eight counties in Alabama are still refusing to issue any marriage licenses at all, and one county in Texas is still refusing to issue licenses to gay couples. </text:span><text:span text:style-name="T15">Several Christian magazines raised concerns about no longer being able to discriminate against gay couples on the grounds of religious freedom.</text:span></text:p>
      <text:p text:style-name="P7"/>
      <text:list xml:id="list180341086957873" text:continue-numbering="true" text:style-name="L1">
        <text:list-item>
          <text:p text:style-name="P8">Did the case change or reverse any previous decisions made by the Court? Has there been a lasting impact on American citizens and the legal system? Did the decision in your case change any laws? Are there any laws today that are questioned because of the decision?</text:p>
        </text:list-item>
      </text:list>
      <text:p text:style-name="P7"><text:tab/><text:span text:style-name="T28">The case reversed the decision of </text:span><text:span text:style-name="T6">Baker v. Nelson</text:span><text:span text:style-name="T16">, which found that limiting marriage to opposite-sex couples</text:span></text:p>
      <text:p text:style-name="P7"/>
      <text:p text:style-name="P7"/>
      <text:list xml:id="list180342165860923" text:continue-numbering="true" text:style-name="L1">
        <text:list-item>
          <text:p text:style-name="P8">Does the decision in your case still stand or has it been changes by subsequent cases? Are there any related cases decided by the Supreme Court? Precedent?</text:p>
        </text:list-item>
      </text:list>
      <text:p text:style-name="P7"/>
      <text:p text:style-name="P7"/>
      <text:p text:style-name="P7"/>
      <text:list xml:id="list180341515170852" text:continue-numbering="true" text:style-name="L1">
        <text:list-item>
          <text:p text:style-name="P8">What is your opinion regarding this case and its impact on American society? Is it important or not?, and explain. Do you agree with the decision of the court?, explain your reasoning citing the law to support your position.</text:p>
        </text:list-item>
      </text:list>
      <text:p text:style-name="P7"/>
      <text:p text:style-name="P7"/>
      <text:p text:style-name="P7"/>
      <text:list xml:id="list180342710632791" text:continue-numbering="true" text:style-name="L1">
        <text:list-item>
          <text:p text:style-name="P8">How does this case affect your life? What freedoms do you have or not have due to the Court’s decis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Clear Sans" svg:font-family="'Clear Sans'"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Clear Sans"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Clear Sans" style:font-family-asian="'Clear Sans'"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20:05:15.977047597</meta:creation-date>
    <dc:date>2018-04-05T18:03:07.411089002</dc:date>
    <meta:editing-duration>PT20H4M6S</meta:editing-duration>
    <meta:editing-cycles>46</meta:editing-cycles>
    <meta:generator>LibreOffice/6.0.2.1.0$Linux_X86_64 LibreOffice_project/00m0$Build-1</meta:generator>
    <meta:document-statistic meta:table-count="0" meta:image-count="0" meta:object-count="0" meta:page-count="2" meta:paragraph-count="36" meta:word-count="782" meta:character-count="4912" meta:non-whitespace-character-count="4154"/>
  </office:meta>
</office:document-meta>
</file>